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10000003D0E3CB23AAC7F93F7.png" manifest:media-type="image/png"/>
  <manifest:file-entry manifest:full-path="Pictures/1000020100000423000002757096904ED1532AC1.png" manifest:media-type="image/png"/>
  <manifest:file-entry manifest:full-path="Pictures/100002010000033D0000002FCD63669539F39F2E.png" manifest:media-type="image/png"/>
  <manifest:file-entry manifest:full-path="Pictures/10000000000000F0000000C98BC368B5971405C7.png" manifest:media-type="image/png"/>
  <manifest:file-entry manifest:full-path="Pictures/10000201000000B80000004ACA174B5A2529D42E.png" manifest:media-type="image/png"/>
  <manifest:file-entry manifest:full-path="Pictures/1000020100000134000001D1605C252C72142462.png" manifest:media-type="image/png"/>
  <manifest:file-entry manifest:full-path="Pictures/10000201000000770000002B57537A9D80F214F8.png" manifest:media-type="image/png"/>
  <manifest:file-entry manifest:full-path="Pictures/10000201000000230000002B9992CD182EBF32BE.png" manifest:media-type="image/png"/>
  <manifest:file-entry manifest:full-path="Pictures/100002010000030E000000B9C18B4700512E894C.png" manifest:media-type="image/png"/>
  <manifest:file-entry manifest:full-path="Pictures/10000201000001680000002BCCDDC184526ADAAD.png" manifest:media-type="image/png"/>
  <manifest:file-entry manifest:full-path="Pictures/10000201000000C600000154AF29747A9BA8B14A.png" manifest:media-type="image/png"/>
  <manifest:file-entry manifest:full-path="Pictures/100002010000008B0000002BC32A0895880F8B96.png" manifest:media-type="image/png"/>
  <manifest:file-entry manifest:full-path="Pictures/100002010000020700000204E9CDED6936F0F591.png" manifest:media-type="image/png"/>
  <manifest:file-entry manifest:full-path="Pictures/100002010000004E0000001F8BC6C74449C8EB7A.png" manifest:media-type="image/png"/>
  <manifest:file-entry manifest:full-path="Pictures/100002010000030E0000011C18AED9A3DF88C637.png" manifest:media-type="image/png"/>
  <manifest:file-entry manifest:full-path="Pictures/100002010000030D000001592EE1F404D48D245A.png" manifest:media-type="image/png"/>
  <manifest:file-entry manifest:full-path="Pictures/100002010000018100000060713725F86ED08784.png" manifest:media-type="image/png"/>
  <manifest:file-entry manifest:full-path="Pictures/10000201000000DE0000010154F047CB6B0238F0.png" manifest:media-type="image/png"/>
  <manifest:file-entry manifest:full-path="Pictures/100002010000007B0000007CDD67BC747B4D99EB.png" manifest:media-type="image/png"/>
  <manifest:file-entry manifest:full-path="Pictures/10000201000000DE0000005ADB19E03EAABB1305.png" manifest:media-type="image/png"/>
  <manifest:file-entry manifest:full-path="Pictures/100002010000008A0000001CA52F117E14EB0022.png" manifest:media-type="image/png"/>
  <manifest:file-entry manifest:full-path="Pictures/10000201000000E00000013D72C57DD0E2BBEF3C.png" manifest:media-type="image/png"/>
  <manifest:file-entry manifest:full-path="Pictures/10000201000003FD00000278FDA348BBA39D2DB9.png" manifest:media-type="image/png"/>
  <manifest:file-entry manifest:full-path="Pictures/10000000000001050000008C265C93855153B409.png" manifest:media-type="image/png"/>
  <manifest:file-entry manifest:full-path="Pictures/10000000000000F000000064750217FD15758328.png" manifest:media-type="image/png"/>
  <manifest:file-entry manifest:full-path="Pictures/10000201000000EF00000064645AA08E5DE6967A.png" manifest:media-type="image/png"/>
  <manifest:file-entry manifest:full-path="Pictures/100002010000018F000000927023EBA1E420544C.png" manifest:media-type="image/png"/>
  <manifest:file-entry manifest:full-path="Pictures/10000201000000F2000001E49667EF9812F7063F.png" manifest:media-type="image/png"/>
  <manifest:file-entry manifest:full-path="Pictures/10000201000000FB000000C34CA745CE4203D479.png" manifest:media-type="image/png"/>
  <manifest:file-entry manifest:full-path="Pictures/10000201000000F10000004CEEFB107B7D455BBC.png" manifest:media-type="image/png"/>
  <manifest:file-entry manifest:full-path="Pictures/100002010000031F0000002B61B0E604D1D5D4BA.png" manifest:media-type="image/png"/>
  <manifest:file-entry manifest:full-path="Pictures/10000201000000F1000001006E8E2E636642D566.png" manifest:media-type="image/png"/>
  <manifest:file-entry manifest:full-path="Pictures/100002010000021C00000161C5959FEE13B480DB.png" manifest:media-type="image/png"/>
  <manifest:file-entry manifest:full-path="Pictures/100002010000019C0000012CFCF287A90C8807EB.png" manifest:media-type="image/png"/>
  <manifest:file-entry manifest:full-path="Pictures/10000201000000E20000002BEC0F5187A32832BD.png" manifest:media-type="image/png"/>
  <manifest:file-entry manifest:full-path="Pictures/10000201000000920000007A8F92A7F409C143B0.png" manifest:media-type="image/png"/>
  <manifest:file-entry manifest:full-path="Pictures/10000201000001910000009D74A99D99DAFB1C39.png" manifest:media-type="image/png"/>
  <manifest:file-entry manifest:full-path="Pictures/100002010000007D0000007A219B45342C496855.png" manifest:media-type="image/png"/>
  <manifest:file-entry manifest:full-path="Pictures/1000020100000180000000451E3E6762D173B731.png" manifest:media-type="image/png"/>
  <manifest:file-entry manifest:full-path="Pictures/100002010000017F0000005CCB98ACBA13CEAE1F.png" manifest:media-type="image/png"/>
  <manifest:file-entry manifest:full-path="Pictures/1000020100000183000000607CC33AF2CC056D6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eb1b2" officeooo:paragraph-rsid="001eb1b2"/>
    </style:style>
    <style:style style:name="P4" style:family="paragraph" style:parent-style-name="Standard">
      <style:text-properties officeooo:paragraph-rsid="002229be"/>
    </style:style>
    <style:style style:name="P5" style:family="paragraph" style:parent-style-name="Standard">
      <style:text-properties officeooo:rsid="002229be" officeooo:paragraph-rsid="002229be"/>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37d4a8"/>
    </style:style>
    <style:style style:name="P9" style:family="paragraph" style:parent-style-name="Standard">
      <style:text-properties officeooo:rsid="003f050a" officeooo:paragraph-rsid="003f050a"/>
    </style:style>
    <style:style style:name="P10" style:family="paragraph" style:parent-style-name="Standard">
      <style:text-properties officeooo:rsid="003f050a" officeooo:paragraph-rsid="0042a42f"/>
    </style:style>
    <style:style style:name="P11" style:family="paragraph" style:parent-style-name="Standard">
      <style:text-properties officeooo:paragraph-rsid="003f050a"/>
    </style:style>
    <style:style style:name="P12" style:family="paragraph" style:parent-style-name="Standard">
      <style:text-properties officeooo:rsid="001cb55b" officeooo:paragraph-rsid="004194f4"/>
    </style:style>
    <style:style style:name="P13" style:family="paragraph" style:parent-style-name="Standard">
      <style:text-properties officeooo:paragraph-rsid="0052f59a"/>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7c8ce"/>
    </style:style>
    <style:style style:name="P16" style:family="paragraph" style:parent-style-name="Text_20_body">
      <style:text-properties officeooo:rsid="001cb55b"/>
    </style:style>
    <style:style style:name="P17" style:family="paragraph" style:parent-style-name="Text_20_body">
      <style:text-properties officeooo:rsid="001cb55b" officeooo:paragraph-rsid="001cb55b"/>
    </style:style>
    <style:style style:name="P18" style:family="paragraph" style:parent-style-name="Text_20_body">
      <style:text-properties officeooo:rsid="001cb55b" officeooo:paragraph-rsid="00341471"/>
    </style:style>
    <style:style style:name="P19" style:family="paragraph" style:parent-style-name="Text_20_body">
      <style:text-properties officeooo:rsid="001cb55b" officeooo:paragraph-rsid="0017c8ce"/>
    </style:style>
    <style:style style:name="P20" style:family="paragraph" style:parent-style-name="Text_20_body">
      <style:text-properties officeooo:rsid="001cb55b" officeooo:paragraph-rsid="004c0aa4"/>
    </style:style>
    <style:style style:name="P21" style:family="paragraph" style:parent-style-name="Text_20_body">
      <style:text-properties officeooo:rsid="001eb1b2" officeooo:paragraph-rsid="001eb1b2"/>
    </style:style>
    <style:style style:name="P22" style:family="paragraph" style:parent-style-name="Text_20_body">
      <style:text-properties officeooo:rsid="00220c61" officeooo:paragraph-rsid="00220c61"/>
    </style:style>
    <style:style style:name="P23" style:family="paragraph" style:parent-style-name="Text_20_body">
      <style:text-properties officeooo:rsid="00220c61" officeooo:paragraph-rsid="002229be"/>
    </style:style>
    <style:style style:name="P24" style:family="paragraph" style:parent-style-name="Text_20_body">
      <style:text-properties officeooo:rsid="0030a920" officeooo:paragraph-rsid="0030a920"/>
    </style:style>
    <style:style style:name="P25" style:family="paragraph" style:parent-style-name="Text_20_body">
      <style:text-properties officeooo:rsid="00329bba" officeooo:paragraph-rsid="00329bba"/>
    </style:style>
    <style:style style:name="P26" style:family="paragraph" style:parent-style-name="Text_20_body">
      <style:text-properties officeooo:rsid="00341471" officeooo:paragraph-rsid="00341471"/>
    </style:style>
    <style:style style:name="P27" style:family="paragraph" style:parent-style-name="Text_20_body">
      <style:text-properties officeooo:rsid="00342fd3" officeooo:paragraph-rsid="00342fd3"/>
    </style:style>
    <style:style style:name="P28" style:family="paragraph" style:parent-style-name="Text_20_body">
      <style:text-properties officeooo:rsid="0035a203" officeooo:paragraph-rsid="0035a203"/>
    </style:style>
    <style:style style:name="P29" style:family="paragraph" style:parent-style-name="Text_20_body">
      <style:text-properties officeooo:rsid="00387e82" officeooo:paragraph-rsid="00387e82"/>
    </style:style>
    <style:style style:name="P30" style:family="paragraph" style:parent-style-name="Text_20_body">
      <style:text-properties officeooo:rsid="00403e60" officeooo:paragraph-rsid="00403e60"/>
    </style:style>
    <style:style style:name="P31" style:family="paragraph" style:parent-style-name="Text_20_body">
      <style:text-properties officeooo:rsid="002bc91f" officeooo:paragraph-rsid="004194f4"/>
    </style:style>
    <style:style style:name="P32" style:family="paragraph" style:parent-style-name="Text_20_body">
      <style:text-properties officeooo:rsid="002bc91f" officeooo:paragraph-rsid="004c0aa4"/>
    </style:style>
    <style:style style:name="P33" style:family="paragraph" style:parent-style-name="Text_20_body">
      <style:text-properties officeooo:rsid="004194f4" officeooo:paragraph-rsid="004194f4"/>
    </style:style>
    <style:style style:name="P34" style:family="paragraph" style:parent-style-name="Text_20_body">
      <style:text-properties officeooo:rsid="0042a42f" officeooo:paragraph-rsid="0042a42f"/>
    </style:style>
    <style:style style:name="P35" style:family="paragraph" style:parent-style-name="Text_20_body">
      <style:text-properties officeooo:rsid="0043879d" officeooo:paragraph-rsid="0043879d"/>
    </style:style>
    <style:style style:name="P36" style:family="paragraph" style:parent-style-name="Text_20_body">
      <style:text-properties officeooo:rsid="0036e400" officeooo:paragraph-rsid="00329bba"/>
    </style:style>
    <style:style style:name="P37" style:family="paragraph" style:parent-style-name="Text_20_body">
      <style:text-properties officeooo:rsid="005d43a9" officeooo:paragraph-rsid="004c0aa4"/>
    </style:style>
    <style:style style:name="P38" style:family="paragraph" style:parent-style-name="Text_20_body">
      <style:text-properties officeooo:paragraph-rsid="004c0aa4"/>
    </style:style>
    <style:style style:name="P39" style:family="paragraph" style:parent-style-name="Text_20_body">
      <style:text-properties officeooo:rsid="004c0f88" officeooo:paragraph-rsid="004c0f88"/>
    </style:style>
    <style:style style:name="P40" style:family="paragraph" style:parent-style-name="Text_20_body">
      <style:text-properties officeooo:rsid="004d60e6" officeooo:paragraph-rsid="004d60e6"/>
    </style:style>
    <style:style style:name="P41" style:family="paragraph" style:parent-style-name="Text_20_body">
      <style:text-properties officeooo:paragraph-rsid="0050bcbb"/>
    </style:style>
    <style:style style:name="P42" style:family="paragraph" style:parent-style-name="Text_20_body">
      <style:text-properties officeooo:paragraph-rsid="00523626"/>
    </style:style>
    <style:style style:name="P43" style:family="paragraph" style:parent-style-name="Text_20_body">
      <style:text-properties officeooo:rsid="00523626" officeooo:paragraph-rsid="00523626"/>
    </style:style>
    <style:style style:name="P44" style:family="paragraph" style:parent-style-name="Text_20_body">
      <style:text-properties officeooo:rsid="0055466b" officeooo:paragraph-rsid="0055466b"/>
    </style:style>
    <style:style style:name="P45" style:family="paragraph" style:parent-style-name="Text_20_body">
      <style:text-properties officeooo:rsid="024b9c8f" officeooo:paragraph-rsid="0055c747"/>
    </style:style>
    <style:style style:name="P46" style:family="paragraph" style:parent-style-name="Text_20_body">
      <style:text-properties officeooo:rsid="0025f20b" officeooo:paragraph-rsid="0055c747"/>
    </style:style>
    <style:style style:name="P47" style:family="paragraph" style:parent-style-name="Text_20_body">
      <style:text-properties officeooo:rsid="0055c747" officeooo:paragraph-rsid="0055c747"/>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Text_20_body">
      <style:paragraph-properties fo:margin-top="0cm" fo:margin-bottom="0cm" style:contextual-spacing="false"/>
      <style:text-properties officeooo:rsid="001cb55b" officeooo:paragraph-rsid="0017c8ce"/>
    </style:style>
    <style:style style:name="P53" style:family="paragraph" style:parent-style-name="Text_20_body">
      <style:paragraph-properties fo:margin-top="0cm" fo:margin-bottom="0cm" style:contextual-spacing="false"/>
      <style:text-properties officeooo:paragraph-rsid="0052f59a"/>
    </style:style>
    <style:style style:name="P54"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5"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56"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57"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58"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59"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0"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 style:font-size-complex="22pt" style:font-weight-complex="bold"/>
    </style:style>
    <style:style style:name="P61"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 style:font-size-complex="22pt" style:font-weight-complex="bold"/>
    </style:style>
    <style:style style:name="P62" style:family="paragraph" style:parent-style-name="Heading_20_2">
      <style:text-properties officeooo:paragraph-rsid="004c0f88"/>
    </style:style>
    <style:style style:name="P63"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042a42f"/>
    </style:style>
    <style:style style:name="P65" style:family="paragraph" style:parent-style-name="Heading_20_2">
      <style:text-properties officeooo:paragraph-rsid="004c0aa4"/>
    </style:style>
    <style:style style:name="P66" style:family="paragraph" style:parent-style-name="Heading_20_2">
      <style:paragraph-properties fo:break-before="auto" fo:break-after="auto"/>
      <style:text-properties officeooo:paragraph-rsid="004194f4"/>
    </style:style>
    <style:style style:name="P67" style:family="paragraph" style:parent-style-name="Heading_20_3">
      <style:text-properties officeooo:paragraph-rsid="00341471"/>
    </style:style>
    <style:style style:name="P68"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 style:font-size-complex="14.1000003814697pt" style:font-weight-complex="bold"/>
    </style:style>
    <style:style style:name="P69" style:family="paragraph" style:parent-style-name="Heading_20_3">
      <style:text-properties officeooo:rsid="0055466b" officeooo:paragraph-rsid="0055466b"/>
    </style:style>
    <style:style style:name="P70" style:family="paragraph" style:parent-style-name="Heading_20_3">
      <style:text-properties officeooo:paragraph-rsid="0055c747"/>
    </style:style>
    <style:style style:name="P71" style:family="paragraph" style:parent-style-name="Heading_20_4">
      <style:text-properties officeooo:paragraph-rsid="0055c747"/>
    </style:style>
    <style:style style:name="P72" style:family="paragraph" style:parent-style-name="Text_20_body" style:list-style-name="L1">
      <style:text-properties officeooo:paragraph-rsid="0017c8ce"/>
    </style:style>
    <style:style style:name="P73" style:family="paragraph" style:parent-style-name="Text_20_body" style:list-style-name="L1">
      <style:paragraph-properties fo:margin-top="0cm" fo:margin-bottom="0cm" style:contextual-spacing="false"/>
      <style:text-properties officeooo:paragraph-rsid="0017c8ce"/>
    </style:style>
    <style:style style:name="T1" style:family="text">
      <style:text-properties officeooo:rsid="004b0e94"/>
    </style:style>
    <style:style style:name="T2" style:family="text">
      <style:text-properties officeooo:rsid="001cb55b"/>
    </style:style>
    <style:style style:name="T3" style:family="text">
      <style:text-properties officeooo:rsid="002229be"/>
    </style:style>
    <style:style style:name="T4" style:family="text">
      <style:text-properties officeooo:rsid="002bc91f"/>
    </style:style>
    <style:style style:name="T5" style:family="text">
      <style:text-properties officeooo:rsid="00341471"/>
    </style:style>
    <style:style style:name="T6" style:family="text">
      <style:text-properties style:font-name="Albany" fo:font-size="14.1000003814697pt" fo:font-weight="bold" officeooo:rsid="00341471" style:font-name-asian="Microsoft YaHei" style:font-size-asian="14.1000003814697pt" style:font-weight-asian="bold" style:font-name-complex="Mangal" style:font-size-complex="14.1000003814697pt" style:font-weight-complex="bold"/>
    </style:style>
    <style:style style:name="T7" style:family="text">
      <style:text-properties officeooo:rsid="0037d4a8"/>
    </style:style>
    <style:style style:name="T8" style:family="text">
      <style:text-properties officeooo:rsid="0039ea11"/>
    </style:style>
    <style:style style:name="T9" style:family="text">
      <style:text-properties officeooo:rsid="003ad52c"/>
    </style:style>
    <style:style style:name="T10" style:family="text">
      <style:text-properties officeooo:rsid="003f050a"/>
    </style:style>
    <style:style style:name="T11" style:family="text">
      <style:text-properties officeooo:rsid="00403e60"/>
    </style:style>
    <style:style style:name="T12" style:family="text">
      <style:text-properties officeooo:rsid="0042a42f"/>
    </style:style>
    <style:style style:name="T13" style:family="text">
      <style:text-properties officeooo:rsid="00456216"/>
    </style:style>
    <style:style style:name="T14" style:family="text">
      <style:text-properties officeooo:rsid="004a0107"/>
    </style:style>
    <style:style style:name="T15" style:family="text">
      <style:text-properties officeooo:rsid="004c0f88"/>
    </style:style>
    <style:style style:name="T16" style:family="text">
      <style:text-properties officeooo:rsid="004d60e6"/>
    </style:style>
    <style:style style:name="T17" style:family="text">
      <style:text-properties officeooo:rsid="0050bcbb"/>
    </style:style>
    <style:style style:name="T18" style:family="text">
      <style:text-properties officeooo:rsid="00523626"/>
    </style:style>
    <style:style style:name="T19" style:family="text">
      <style:text-properties officeooo:rsid="002f9fd3"/>
    </style:style>
    <style:style style:name="T20" style:family="text">
      <style:text-properties officeooo:rsid="005682f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53"><draw:frame draw:style-name="fr8" draw:name="Bild45" text:anchor-type="char" svg:width="0.831cm" svg:height="0.831cm" draw:z-index="40"><draw:image xlink:href="Pictures/1000020100000080000000800F3254CFE33124B2.png" xlink:type="simple" xlink:show="embed" xlink:actuate="onLoad" draw:mime-type="image/png"/></draw:frame></text:p>
          </table:table-cell>
          <table:table-cell table:style-name="Tabelle10.B1" office:value-type="string">
            <text:p text:style-name="P54"><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8"><text:a xlink:type="simple" xlink:href="#__RefHeading___Toc413_1378830291" text:style-name="Index_20_Link" text:visited-style-name="Index_20_Link">File Browser<text:tab/>3</text:a></text:p>
          <text:p text:style-name="P48"><text:a xlink:type="simple" xlink:href="#__RefHeading___Toc435_15794048" text:style-name="Index_20_Link" text:visited-style-name="Index_20_Link">File Browser Header<text:tab/>4</text:a></text:p>
          <text:p text:style-name="P49"><text:a xlink:type="simple" xlink:href="#__RefHeading___Toc964_2205076007" text:style-name="Index_20_Link" text:visited-style-name="Index_20_Link">Navigation<text:tab/>4</text:a></text:p>
          <text:p text:style-name="P50"><text:a xlink:type="simple" xlink:href="#__RefHeading___Toc966_2205076007" text:style-name="Index_20_Link" text:visited-style-name="Index_20_Link">Previous Folder<text:tab/>4</text:a></text:p>
          <text:p text:style-name="P50"><text:a xlink:type="simple" xlink:href="#__RefHeading___Toc968_2205076007" text:style-name="Index_20_Link" text:visited-style-name="Index_20_Link">Next Folder<text:tab/>4</text:a></text:p>
          <text:p text:style-name="P50"><text:a xlink:type="simple" xlink:href="#__RefHeading___Toc970_2205076007" text:style-name="Index_20_Link" text:visited-style-name="Index_20_Link">Parent File<text:tab/>4</text:a></text:p>
          <text:p text:style-name="P50"><text:a xlink:type="simple" xlink:href="#__RefHeading___Toc972_2205076007" text:style-name="Index_20_Link" text:visited-style-name="Index_20_Link">Refresh<text:tab/>4</text:a></text:p>
          <text:p text:style-name="P49"><text:a xlink:type="simple" xlink:href="#__RefHeading___Toc974_2205076007" text:style-name="Index_20_Link" text:visited-style-name="Index_20_Link">New Folder<text:tab/>4</text:a></text:p>
          <text:p text:style-name="P49"><text:a xlink:type="simple" xlink:href="#__RefHeading___Toc976_2205076007" text:style-name="Index_20_Link" text:visited-style-name="Index_20_Link">File path<text:tab/>4</text:a></text:p>
          <text:p text:style-name="P49"><text:a xlink:type="simple" xlink:href="#__RefHeading___Toc978_2205076007" text:style-name="Index_20_Link" text:visited-style-name="Index_20_Link">Search<text:tab/>4</text:a></text:p>
          <text:p text:style-name="P49"><text:a xlink:type="simple" xlink:href="#__RefHeading___Toc980_2205076007" text:style-name="Index_20_Link" text:visited-style-name="Index_20_Link">Display As<text:tab/>5</text:a></text:p>
          <text:p text:style-name="P50"><text:a xlink:type="simple" xlink:href="#__RefHeading___Toc459_157940481" text:style-name="Index_20_Link" text:visited-style-name="Index_20_Link">Vertical List<text:tab/>5</text:a></text:p>
          <text:p text:style-name="P50"><text:a xlink:type="simple" xlink:href="#__RefHeading___Toc461_157940481" text:style-name="Index_20_Link" text:visited-style-name="Index_20_Link">Horizontal List<text:tab/>5</text:a></text:p>
          <text:p text:style-name="P50"><text:a xlink:type="simple" xlink:href="#__RefHeading___Toc463_157940481" text:style-name="Index_20_Link" text:visited-style-name="Index_20_Link">Thumbnails<text:tab/>5</text:a></text:p>
          <text:p text:style-name="P49"><text:a xlink:type="simple" xlink:href="#__RefHeading___Toc1173_945374669" text:style-name="Index_20_Link" text:visited-style-name="Index_20_Link">Display Options<text:tab/>5</text:a></text:p>
          <text:p text:style-name="P50"><text:a xlink:type="simple" xlink:href="#__RefHeading___Toc1175_945374669" text:style-name="Index_20_Link" text:visited-style-name="Index_20_Link">Columns<text:tab/>5</text:a></text:p>
          <text:p text:style-name="P51"><text:a xlink:type="simple" xlink:href="#__RefHeading___Toc984_2205076007" text:style-name="Index_20_Link" text:visited-style-name="Index_20_Link">Size<text:tab/>5</text:a></text:p>
          <text:p text:style-name="P51"><text:a xlink:type="simple" xlink:href="#__RefHeading___Toc986_2205076007" text:style-name="Index_20_Link" text:visited-style-name="Index_20_Link">Date<text:tab/>5</text:a></text:p>
          <text:p text:style-name="P50"><text:a xlink:type="simple" xlink:href="#__RefHeading___Toc988_2205076007" text:style-name="Index_20_Link" text:visited-style-name="Index_20_Link">Recursion<text:tab/>5</text:a></text:p>
          <text:p text:style-name="P50"><text:a xlink:type="simple" xlink:href="#__RefHeading___Toc990_2205076007" text:style-name="Index_20_Link" text:visited-style-name="Index_20_Link">Sort by<text:tab/>6</text:a></text:p>
          <text:p text:style-name="P50"><text:a xlink:type="simple" xlink:href="#__RefHeading___Toc992_2205076007" text:style-name="Index_20_Link" text:visited-style-name="Index_20_Link">Reverse Sorting<text:tab/>6</text:a></text:p>
          <text:p text:style-name="P49"><text:a xlink:type="simple" xlink:href="#__RefHeading___Toc994_2205076007" text:style-name="Index_20_Link" text:visited-style-name="Index_20_Link">Filter<text:tab/>6</text:a></text:p>
          <text:p text:style-name="P50"><text:a xlink:type="simple" xlink:href="#__RefHeading___Toc996_2205076007" text:style-name="Index_20_Link" text:visited-style-name="Index_20_Link">Filter<text:tab/>6</text:a></text:p>
          <text:p text:style-name="P50"><text:a xlink:type="simple" xlink:href="#__RefHeading___Toc998_2205076007" text:style-name="Index_20_Link" text:visited-style-name="Index_20_Link">Folders, etc.<text:tab/>6</text:a></text:p>
          <text:p text:style-name="P50"><text:a xlink:type="simple" xlink:href="#__RefHeading___Toc1000_2205076007" text:style-name="Index_20_Link" text:visited-style-name="Index_20_Link">Show Hidden<text:tab/>6</text:a></text:p>
          <text:p text:style-name="P49"><text:a xlink:type="simple" xlink:href="#__RefHeading___Toc1002_2205076007" text:style-name="Index_20_Link" text:visited-style-name="Index_20_Link">Toggle Region<text:tab/>6</text:a></text:p>
          <text:p text:style-name="P48"><text:a xlink:type="simple" xlink:href="#__RefHeading___Toc448_3307392325" text:style-name="Index_20_Link" text:visited-style-name="Index_20_Link">Tool Shelf<text:tab/>6</text:a></text:p>
          <text:p text:style-name="P49"><text:a xlink:type="simple" xlink:href="#__RefHeading___Toc450_3307392325" text:style-name="Index_20_Link" text:visited-style-name="Index_20_Link">System Panel<text:tab/>7</text:a></text:p>
          <text:p text:style-name="P49"><text:a xlink:type="simple" xlink:href="#__RefHeading___Toc452_3307392325" text:style-name="Index_20_Link" text:visited-style-name="Index_20_Link">System Bookmarks<text:tab/>7</text:a></text:p>
          <text:p text:style-name="P49"><text:a xlink:type="simple" xlink:href="#__RefHeading___Toc454_3307392325" text:style-name="Index_20_Link" text:visited-style-name="Index_20_Link">Favorites<text:tab/>7</text:a></text:p>
          <text:p text:style-name="P49"><text:a xlink:type="simple" xlink:href="#__RefHeading___Toc456_3307392325" text:style-name="Index_20_Link" text:visited-style-name="Index_20_Link">Recent<text:tab/>7</text:a></text:p>
          <text:p text:style-name="P48"><text:a xlink:type="simple" xlink:href="#__RefHeading___Toc1004_2205076007" text:style-name="Index_20_Link" text:visited-style-name="Index_20_Link">Sidebar<text:tab/>8</text:a></text:p>
          <text:p text:style-name="P50"><text:a xlink:type="simple" xlink:href="#__RefHeading___Toc743_701482943" text:style-name="Index_20_Link" text:visited-style-name="Index_20_Link">Load UI<text:tab/>8</text:a></text:p>
          <text:p text:style-name="P50"><text:a xlink:type="simple" xlink:href="#__RefHeading___Toc745_701482943" text:style-name="Index_20_Link" text:visited-style-name="Index_20_Link">Trusted Source<text:tab/>8</text:a></text:p>
          <text:p text:style-name="P49"><text:a xlink:type="simple" xlink:href="#__RefHeading___Toc1198_478422238" text:style-name="Index_20_Link" text:visited-style-name="Index_20_Link">Advanced panel<text:tab/>8</text:a></text:p>
          <text:p text:style-name="P48"><text:a xlink:type="simple" xlink:href="#__RefHeading___Toc973_701482943" text:style-name="Index_20_Link" text:visited-style-name="Index_20_Link">File dialog<text:tab/>9</text:a></text:p>
          <text:p text:style-name="P49"><text:a xlink:type="simple" xlink:href="#__RefHeading___Toc845_4142476772" text:style-name="Index_20_Link" text:visited-style-name="Index_20_Link">Click navigation.<text:tab/>9</text:a></text:p>
          <text:p text:style-name="P49"><text:a xlink:type="simple" xlink:href="#__RefHeading___Toc847_4142476772" text:style-name="Index_20_Link" text:visited-style-name="Index_20_Link">Double Click to load<text:tab/>9</text:a></text:p>
          <text:p text:style-name="P49"><text:a xlink:type="simple" xlink:href="#__RefHeading___Toc849_4142476772" text:style-name="Index_20_Link" text:visited-style-name="Index_20_Link">Double click to save<text:tab/>9</text:a></text:p>
          <text:p text:style-name="P49"><text:a xlink:type="simple" xlink:href="#__RefHeading___Toc851_4142476772" text:style-name="Index_20_Link" text:visited-style-name="Index_20_Link">Select and load more than one file<text:tab/>9</text:a></text:p>
          <text:p text:style-name="P49"><text:a xlink:type="simple" xlink:href="#__RefHeading___Toc39315_1150587680" text:style-name="Index_20_Link" text:visited-style-name="Index_20_Link">Box select<text:tab/>9</text:a></text:p>
          <text:p text:style-name="P49"><text:a xlink:type="simple" xlink:href="#__RefHeading___Toc853_4142476772" text:style-name="Index_20_Link" text:visited-style-name="Index_20_Link">Renaming<text:tab/>9</text:a></text:p>
          <text:p text:style-name="P49"><text:a xlink:type="simple" xlink:href="#__RefHeading___Toc855_4142476772" text:style-name="Index_20_Link" text:visited-style-name="Index_20_Link">File Name<text:tab/>9</text:a></text:p>
          <text:p text:style-name="P49"><text:a xlink:type="simple" xlink:href="#__RefHeading___Toc857_4142476772" text:style-name="Index_20_Link" text:visited-style-name="Index_20_Link">Open / Save<text:tab/>9</text:a></text:p>
          <text:p text:style-name="P49"><text:a xlink:type="simple" xlink:href="#__RefHeading___Toc859_4142476772" text:style-name="Index_20_Link" text:visited-style-name="Index_20_Link">Cancel<text:tab/>9</text:a></text:p>
          <text:p text:style-name="P48"><text:a xlink:type="simple" xlink:href="#__RefHeading___Toc861_4142476772" text:style-name="Index_20_Link" text:visited-style-name="Index_20_Link">Footer / Header<text:tab/>10</text:a></text:p>
          <text:p text:style-name="P49"><text:a xlink:type="simple" xlink:href="#__RefHeading___Toc863_4142476772" text:style-name="Index_20_Link" text:visited-style-name="Index_20_Link">View Menu<text:tab/>10</text:a></text:p>
          <text:p text:style-name="P50"><text:soft-page-break/><text:a xlink:type="simple" xlink:href="#__RefHeading___Toc918_2862939489" text:style-name="Index_20_Link" text:visited-style-name="Index_20_Link">Source List<text:tab/>10</text:a></text:p>
          <text:p text:style-name="P50"><text:a xlink:type="simple" xlink:href="#__RefHeading___Toc1174_2288949416" text:style-name="Index_20_Link" text:visited-style-name="Index_20_Link">File Path<text:tab/>10</text:a></text:p>
          <text:p text:style-name="P50"><text:a xlink:type="simple" xlink:href="#__RefHeading___Toc1176_2288949416" text:style-name="Index_20_Link" text:visited-style-name="Index_20_Link">Frame selected<text:tab/>10</text:a></text:p>
          <text:p text:style-name="P49"><text:a xlink:type="simple" xlink:href="#__RefHeading___Toc865_4142476772" text:style-name="Index_20_Link" text:visited-style-name="Index_20_Link">Select menu<text:tab/>10</text:a></text:p>
          <text:p text:style-name="P50"><text:a xlink:type="simple" xlink:href="#__RefHeading___Toc867_4142476772" text:style-name="Index_20_Link" text:visited-style-name="Index_20_Link">Box Select<text:tab/>10</text:a></text:p>
          <text:p text:style-name="P50"><text:a xlink:type="simple" xlink:href="#__RefHeading___Toc869_4142476772" text:style-name="Index_20_Link" text:visited-style-name="Index_20_Link">Inverse<text:tab/>10</text:a></text:p>
          <text:p text:style-name="P50"><text:a xlink:type="simple" xlink:href="#__RefHeading___Toc871_4142476772" text:style-name="Index_20_Link" text:visited-style-name="Index_20_Link">None<text:tab/>10</text:a></text:p>
          <text:p text:style-name="P50"><text:a xlink:type="simple" xlink:href="#__RefHeading___Toc873_4142476772" text:style-name="Index_20_Link" text:visited-style-name="Index_20_Link">All<text:tab/>10</text:a></text:p>
          <text:p text:style-name="P48"><text:a xlink:type="simple" xlink:href="#__RefHeading___Toc2761_1335158932" text:style-name="Index_20_Link" text:visited-style-name="Index_20_Link">Files context menu<text:tab/>11</text:a></text:p>
          <text:p text:style-name="P49"><text:a xlink:type="simple" xlink:href="#__RefHeading___Toc2763_1335158932" text:style-name="Index_20_Link" text:visited-style-name="Index_20_Link">Back<text:tab/>11</text:a></text:p>
          <text:p text:style-name="P49"><text:a xlink:type="simple" xlink:href="#__RefHeading___Toc2765_1335158932" text:style-name="Index_20_Link" text:visited-style-name="Index_20_Link">Forward<text:tab/>11</text:a></text:p>
          <text:p text:style-name="P49"><text:a xlink:type="simple" xlink:href="#__RefHeading___Toc2767_1335158932" text:style-name="Index_20_Link" text:visited-style-name="Index_20_Link">Go to Parent<text:tab/>11</text:a></text:p>
          <text:p text:style-name="P49"><text:a xlink:type="simple" xlink:href="#__RefHeading___Toc2769_1335158932" text:style-name="Index_20_Link" text:visited-style-name="Index_20_Link">Refresh<text:tab/>11</text:a></text:p>
          <text:p text:style-name="P49"><text:a xlink:type="simple" xlink:href="#__RefHeading___Toc2771_1335158932" text:style-name="Index_20_Link" text:visited-style-name="Index_20_Link">Increase Number<text:tab/>11</text:a></text:p>
          <text:p text:style-name="P49"><text:a xlink:type="simple" xlink:href="#__RefHeading___Toc2773_1335158932" text:style-name="Index_20_Link" text:visited-style-name="Index_20_Link">Decrease Number<text:tab/>11</text:a></text:p>
          <text:p text:style-name="P49"><text:a xlink:type="simple" xlink:href="#__RefHeading___Toc2775_1335158932" text:style-name="Index_20_Link" text:visited-style-name="Index_20_Link">Rename<text:tab/>11</text:a></text:p>
          <text:p text:style-name="P49"><text:a xlink:type="simple" xlink:href="#__RefHeading___Toc2777_1335158932" text:style-name="Index_20_Link" text:visited-style-name="Index_20_Link">Delete<text:tab/>11</text:a></text:p>
          <text:p text:style-name="P49"><text:a xlink:type="simple" xlink:href="#__RefHeading___Toc2779_1335158932" text:style-name="Index_20_Link" text:visited-style-name="Index_20_Link">New Folder<text:tab/>11</text:a></text:p>
          <text:p text:style-name="P49"><text:a xlink:type="simple" xlink:href="#__RefHeading___Toc2781_1335158932" text:style-name="Index_20_Link" text:visited-style-name="Index_20_Link">Add Bookmark<text:tab/>11</text:a></text:p>
          <text:p text:style-name="P49"><text:a xlink:type="simple" xlink:href="#__RefHeading___Toc2783_1335158932" text:style-name="Index_20_Link" text:visited-style-name="Index_20_Link">Display Mode<text:tab/>12</text:a></text:p>
          <text:p text:style-name="P49"><text:a xlink:type="simple" xlink:href="#__RefHeading___Toc2785_1335158932" text:style-name="Index_20_Link" text:visited-style-name="Index_20_Link">Display Size<text:tab/>12</text:a></text:p>
          <text:p text:style-name="P49"><text:a xlink:type="simple" xlink:href="#__RefHeading___Toc922_28629394891" text:style-name="Index_20_Link" text:visited-style-name="Index_20_Link">Recursion<text:tab/>12</text:a></text:p>
          <text:p text:style-name="P49"><text:a xlink:type="simple" xlink:href="#__RefHeading___Toc2787_1335158932" text:style-name="Index_20_Link" text:visited-style-name="Index_20_Link">Sort<text:tab/>12</text:a></text:p>
        </text:index-body>
      </text:table-of-content>
      <text:p text:style-name="P13"/>
      <table:table table:name="Tabelle1" table:style-name="Tabelle1">
        <table:table-column table:style-name="Tabelle1.A"/>
        <table:table-row table:style-name="TableLine1815003890176">
          <table:table-cell table:style-name="Tabelle1.A1" office:value-type="string">
            <text:h text:style-name="P55" text:outline-level="1"><text:bookmark-start text:name="__RefHeading___Toc413_1378830291"/>File Browser<text:bookmark-end text:name="__RefHeading___Toc413_1378830291"/></text:h>
          </table:table-cell>
        </table:table-row>
      </table:table>
      <text:p text:style-name="Text_20_body"><draw:frame draw:style-name="fr7" draw:name="Bild1" text:anchor-type="paragraph" svg:y="0.73cm" svg:width="17.93cm" svg:height="10.65cm" draw:z-index="0"><draw:image xlink:href="Pictures/1000020100000423000002757096904ED1532AC1.png" xlink:type="simple" xlink:show="embed" xlink:actuate="onLoad" draw:mime-type="image/png"/></draw:frame></text:p>
      <text:p text:style-name="P17"><text:bookmark-start text:name="__RefHeading___Toc415_1378830291"/>The file browser is an explorer dialog that allows you to browse for locations and files, and allows you to load and save them.<text:bookmark-end text:name="__RefHeading___Toc415_1378830291"/></text:p>
      <text:p text:style-name="P15">The file browser has multiple uses<text:span text:style-name="T2">. W</text:span>hile its often used for save/load, it can be kept open for other uses too.</text:p>
      <text:p text:style-name="P15"><text:span text:style-name="T4">In the file browser you can</text:span>:</text:p>
      <text:list xml:id="list1357769042" text:style-name="L1">
        <text:list-item>
          <text:p text:style-name="P73">Opening and Saving Blend files. </text:p>
        </text:list-item>
        <text:list-item>
          <text:p text:style-name="P73"><draw:frame draw:style-name="fr1" draw:name="Bild42" text:anchor-type="paragraph" svg:y="0.339cm" svg:width="5.211cm" svg:height="7.87cm" draw:z-index="38"><draw:image xlink:href="Pictures/1000020100000134000001D1605C252C72142462.png" xlink:type="simple" xlink:show="embed" xlink:actuate="onLoad" draw:mime-type="image/png"/></draw:frame>Import/Export other file formats. </text:p>
        </text:list-item>
        <text:list-item>
          <text:p text:style-name="P73">Picking new locations for existing file-paths (images, video’s, fonts... etc). </text:p>
        </text:list-item>
        <text:list-item>
          <text:p text:style-name="P72">Browsing inside other <text:span text:style-name="Source_20_Text">.blend</text:span> files, when using <text:span text:style-name="Emphasis">Append and Link</text:span>. </text:p>
        </text:list-item>
      </text:list>
      <text:p text:style-name="P15">You can also keep the file selector open, as with any other window type. In this case the buttons to load files is removed.<text:span text:style-name="T3"> </text:span><text:span text:style-name="T17">This is for example done in the Shader editor workspace. </text:span>Th<text:span text:style-name="T17">is allows you to</text:span> drag files<text:span text:style-name="T17"> directly into the editor where you need it.</text:span></text:p>
      <text:p text:style-name="P52"/>
      <text:p text:style-name="P19"/>
      <text:p text:style-name="P19"/>
      <table:table table:name="Tabelle3" table:style-name="Tabelle3">
        <table:table-column table:style-name="Tabelle3.A"/>
        <text:soft-page-break/>
        <table:table-row table:style-name="TableLine1815003896160">
          <table:table-cell table:style-name="Tabelle3.A1" office:value-type="string">
            <text:h text:style-name="P56" text:outline-level="1"><text:bookmark-start text:name="__RefHeading___Toc435_15794048"/><text:span text:style-name="T18">File Browser </text:span>Header<text:bookmark-end text:name="__RefHeading___Toc435_15794048"/></text:h>
          </table:table-cell>
        </table:table-row>
      </table:table>
      <text:p text:style-name="P2"/>
      <text:p text:style-name="P41">There are several tools in the header to find. The range goes from navigation elements across filters up to display options. </text:p>
      <text:p text:style-name="P2"/>
      <text:p text:style-name="P42"><draw:frame draw:style-name="fr1" draw:name="Bild3" text:anchor-type="paragraph" svg:y="0.136cm" svg:width="14.041cm" svg:height="0.79cm" draw:z-index="1"><draw:image xlink:href="Pictures/100002010000033D0000002FCD63669539F39F2E.png" xlink:type="simple" xlink:show="embed" xlink:actuate="onLoad" draw:mime-type="image/png"/></draw:frame><draw:frame draw:style-name="fr1" draw:name="Bild44" text:anchor-type="paragraph" svg:y="2.422cm" svg:width="3.12cm" svg:height="1.251cm" draw:z-index="39"><draw:image xlink:href="Pictures/10000201000000B80000004ACA174B5A2529D42E.png" xlink:type="simple" xlink:show="embed" xlink:actuate="onLoad" draw:mime-type="image/png"/></draw:frame>There are two header areas. <text:span text:style-name="T18">T</text:span>he header area that contains the navigation and filter elements.<text:span text:style-name="T18"> And t</text:span>he <text:span text:style-name="T18">editor </text:span>header like in a traditional editor. This header is hidden when you use the file browser as a file selector.<text:span text:style-name="T18"> But it</text:span><text:span text:style-name="T17"> is still available</text:span><text:span text:style-name="T18">. It resides at the bottom, and can be revealed by clicking at the small triangle button down right.</text:span></text:p>
      <text:p text:style-name="P43">For this content see Footer Header chapter below.</text:p>
      <text:h text:style-name="Heading_20_2" text:outline-level="2"><text:bookmark-start text:name="__RefHeading___Toc964_2205076007"/>Navigation<text:bookmark-end text:name="__RefHeading___Toc964_2205076007"/></text:h>
      <text:p text:style-name="P24"><draw:frame draw:style-name="fr1" draw:name="Bild2" text:anchor-type="paragraph" svg:y="0cm" svg:width="2.011cm" svg:height="0.73cm" draw:z-index="10"><draw:image xlink:href="Pictures/10000201000000770000002B57537A9D80F214F8.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25">Navigate to the previous folder.</text:p>
      <text:h text:style-name="Heading_20_3" text:outline-level="3"><text:bookmark-start text:name="__RefHeading___Toc968_2205076007"/>Next Folder<text:bookmark-end text:name="__RefHeading___Toc968_2205076007"/></text:h>
      <text:p text:style-name="P25">Navigate to the next folder.</text:p>
      <text:h text:style-name="Heading_20_3" text:outline-level="3"><text:bookmark-start text:name="__RefHeading___Toc970_2205076007"/>Parent File<text:bookmark-end text:name="__RefHeading___Toc970_2205076007"/></text:h>
      <text:p text:style-name="P25">Go upwards in the hierarchy.</text:p>
      <text:h text:style-name="Heading_20_3" text:outline-level="3"><text:bookmark-start text:name="__RefHeading___Toc972_2205076007"/>Refresh<text:bookmark-end text:name="__RefHeading___Toc972_2205076007"/></text:h>
      <text:p text:style-name="P25">Refresh the file list.</text:p>
      <text:h text:style-name="Heading_20_2" text:outline-level="2"><draw:frame draw:style-name="fr1" draw:name="Bild7" text:anchor-type="paragraph" svg:y="0.247cm" svg:width="0.589cm" svg:height="0.73cm" draw:z-index="11"><draw:image xlink:href="Pictures/10000201000000230000002B9992CD182EBF32BE.png" xlink:type="simple" xlink:show="embed" xlink:actuate="onLoad" draw:mime-type="image/png"/></draw:frame><text:bookmark-start text:name="__RefHeading___Toc974_2205076007"/>New Folder<text:bookmark-end text:name="__RefHeading___Toc974_2205076007"/></text:h>
      <text:p text:style-name="P25">Creates a new folder.</text:p>
      <text:h text:style-name="Heading_20_2" text:outline-level="2"><draw:frame draw:style-name="fr2" draw:name="Bild12" text:anchor-type="paragraph" svg:x="12.548cm" svg:y="0.542cm" svg:width="6.1cm" svg:height="0.73cm" draw:z-index="12"><draw:image xlink:href="Pictures/10000201000001680000002BCCDDC184526ADAAD.png" xlink:type="simple" xlink:show="embed" xlink:actuate="onLoad" draw:mime-type="image/png"/></draw:frame><text:bookmark-start text:name="__RefHeading___Toc976_2205076007"/>File path<text:bookmark-end text:name="__RefHeading___Toc976_2205076007"/></text:h>
      <text:p text:style-name="P6">The current directory.</text:p>
      <text:p text:style-name="P6"/>
      <text:h text:style-name="Heading_20_2" text:outline-level="2"><draw:frame draw:style-name="fr1" draw:name="Bild30" text:anchor-type="paragraph" svg:y="0.542cm" svg:width="2.35cm" svg:height="0.73cm" draw:z-index="13"><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36">Name Filter. Allows you to search for specific files and folders. </text:p>
      <text:p text:style-name="P25"/>
      <text:p text:style-name="Horizontal_20_Line"/>
      <text:h text:style-name="P62" text:outline-level="2"><draw:frame draw:style-name="fr1" draw:name="Bild39" text:anchor-type="paragraph" svg:y="0.542cm" svg:width="1.981cm" svg:height="0.79cm" draw:z-index="35"><draw:image xlink:href="Pictures/100002010000004E0000001F8BC6C74449C8EB7A.png" xlink:type="simple" xlink:show="embed" xlink:actuate="onLoad" draw:mime-type="image/png"/></draw:frame><text:bookmark-start text:name="__RefHeading___Toc980_2205076007"/><text:soft-page-break/>Display <text:span text:style-name="T15">As</text:span><text:bookmark-end text:name="__RefHeading___Toc980_2205076007"/></text:h>
      <text:p text:style-name="P16"/>
      <text:h text:style-name="P67" text:outline-level="3"><draw:frame draw:style-name="fr1" draw:name="Bild6" text:anchor-type="paragraph" svg:y="0.499cm" svg:width="6.62cm" svg:height="2.401cm" draw:z-index="14"><draw:image xlink:href="Pictures/100002010000030E0000011C18AED9A3DF88C637.png" xlink:type="simple" xlink:show="embed" xlink:actuate="onLoad" draw:mime-type="image/png"/></draw:frame><text:bookmark-start text:name="__RefHeading___Toc459_157940481"/><text:span text:style-name="T6">Vertical </text:span>List<text:bookmark-end text:name="__RefHeading___Toc459_157940481"/></text:h>
      <text:p text:style-name="P18">Displays the content of the file browser as a <text:span text:style-name="T5">vertical </text:span>list.</text:p>
      <text:p text:style-name="P18"/>
      <text:p text:style-name="P18"/>
      <text:h text:style-name="P67" text:outline-level="3"><draw:frame draw:style-name="fr1" draw:name="Bild35" text:anchor-type="paragraph" svg:y="0.76cm" svg:width="6.62cm" svg:height="1.57cm" draw:z-index="15"><draw:image xlink:href="Pictures/100002010000030E000000B9C18B4700512E894C.png" xlink:type="simple" xlink:show="embed" xlink:actuate="onLoad" draw:mime-type="image/png"/></draw:frame><text:bookmark-start text:name="__RefHeading___Toc461_157940481"/><text:span text:style-name="T6">Horizontal</text:span> List<text:bookmark-end text:name="__RefHeading___Toc461_157940481"/></text:h>
      <text:p text:style-name="P18">Displays the content of the file browser as a<text:span text:style-name="T5"> horizontal</text:span> list.</text:p>
      <text:p text:style-name="P18"/>
      <text:h text:style-name="P67" text:outline-level="3"><draw:frame draw:style-name="fr1" draw:name="Bild36" text:anchor-type="paragraph" svg:y="0.579cm" svg:width="6.609cm" svg:height="2.919cm" draw:z-index="16"><draw:image xlink:href="Pictures/100002010000030D000001592EE1F404D48D245A.png" xlink:type="simple" xlink:show="embed" xlink:actuate="onLoad" draw:mime-type="image/png"/></draw:frame><text:bookmark-start text:name="__RefHeading___Toc463_157940481"/>Thumbnails<text:bookmark-end text:name="__RefHeading___Toc463_157940481"/></text:h>
      <text:p text:style-name="P18">Displays the content of the file browser as thumbnails. This is especially of use for images or blend files with thumbnail preview.</text:p>
      <text:p text:style-name="P18"/>
      <text:p text:style-name="P18"/>
      <text:p text:style-name="P35"><draw:frame draw:style-name="fr3" draw:name="Bild16" text:anchor-type="paragraph" svg:x="14.467cm" svg:y="-0.116cm" svg:width="4.394cm" svg:height="4.367cm" draw:z-index="28"><draw:image xlink:href="Pictures/100002010000020700000204E9CDED6936F0F591.png" xlink:type="simple" xlink:show="embed" xlink:actuate="onLoad" draw:mime-type="image/png"/></draw:frame>When you link or append from a <text:span text:style-name="T13">blend </text:span>file then the thumbnails also shows folders with icons for the different content of the library blend file.</text:p>
      <text:p text:style-name="P35"/>
      <text:p text:style-name="P35"/>
      <text:p text:style-name="P35"/>
      <text:p text:style-name="P35"/>
      <text:h text:style-name="Heading_20_2" text:outline-level="2"><draw:frame draw:style-name="fr1" draw:name="Bild34" text:anchor-type="paragraph" svg:y="0.489cm" svg:width="3.761cm" svg:height="4.35cm" draw:z-index="34"><draw:image xlink:href="Pictures/10000201000000DE0000010154F047CB6B0238F0.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39">When in columns view ...</text:p>
      <text:h text:style-name="Heading_20_4" text:outline-level="4"><text:bookmark-start text:name="__RefHeading___Toc984_2205076007"/>Size<text:bookmark-end text:name="__RefHeading___Toc984_2205076007"/></text:h>
      <text:p text:style-name="P26">Display the size of the files.</text:p>
      <text:h text:style-name="Heading_20_4" text:outline-level="4"><text:bookmark-start text:name="__RefHeading___Toc986_2205076007"/>Date<text:bookmark-end text:name="__RefHeading___Toc986_2205076007"/></text:h>
      <text:p text:style-name="P26">Display the creation date of the files.</text:p>
      <text:h text:style-name="Heading_20_3" text:outline-level="3"><text:bookmark-start text:name="__RefHeading___Toc988_2205076007"/>Recursion<text:bookmark-end text:name="__RefHeading___Toc988_2205076007"/></text:h>
      <text:p text:style-name="P18"><draw:frame draw:style-name="fr1" draw:name="Bild32" text:anchor-type="paragraph" svg:y="-0.03cm" svg:width="2.08cm" svg:height="2.101cm" draw:z-index="17"><draw:image xlink:href="Pictures/100002010000007B0000007CDD67BC747B4D99EB.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18"><text:soft-page-break/>The recursion direction is always downwards. Default is None.</text:p>
      <text:h text:style-name="Heading_20_3" text:outline-level="3"><text:bookmark-start text:name="__RefHeading___Toc990_2205076007"/>Sort by<text:bookmark-end text:name="__RefHeading___Toc990_2205076007"/></text:h>
      <text:p text:style-name="P27"><draw:frame draw:style-name="fr1" draw:name="Bild5" text:anchor-type="paragraph" svg:y="-0.03cm" svg:width="3.761cm" svg:height="1.52cm" draw:z-index="18"><draw:image xlink:href="Pictures/10000201000000DE0000005ADB19E03EAABB1305.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7">Reverts the sorting direction.</text:p>
      <text:p text:style-name="Horizontal_20_Line"/>
      <text:h text:style-name="Heading_20_2" text:outline-level="2"><draw:frame draw:style-name="fr1" draw:name="Bild37" text:anchor-type="paragraph" svg:y="0cm" svg:width="3.791cm" svg:height="5.369cm" draw:z-index="19"><draw:image xlink:href="Pictures/10000201000000E00000013D72C57DD0E2BBEF3C.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28">Enable the filtering.</text:p>
      <text:h text:style-name="Heading_20_3" text:outline-level="3"><text:bookmark-start text:name="__RefHeading___Toc998_2205076007"/>Folders, etc.<text:bookmark-end text:name="__RefHeading___Toc998_2205076007"/></text:h>
      <text:p text:style-name="P28">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28">Shows hidden Dot files. </text:p>
      <text:p text:style-name="P17">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2" draw:name="Bild8" text:anchor-type="paragraph" svg:x="10.056cm" svg:y="0.556cm" svg:width="8.645cm" svg:height="5.35cm" draw:z-index="21"><draw:image xlink:href="Pictures/10000201000003FD00000278FDA348BBA39D2DB9.png" xlink:type="simple" xlink:show="embed" xlink:actuate="onLoad" draw:mime-type="image/png"/></draw:frame><text:bookmark-start text:name="__RefHeading___Toc1002_2205076007"/>Toggle Region<text:bookmark-end text:name="__RefHeading___Toc1002_2205076007"/></text:h>
      <text:p text:style-name="P29">Toggles the sidebar at the right. The sidebar contains various im- and export settings for the single file types.</text:p>
      <text:p text:style-name="P29"/>
      <text:p text:style-name="P29"/>
      <text:p text:style-name="P29"/>
      <text:p text:style-name="P29"/>
      <text:p text:style-name="P29"/>
      <table:table table:name="Tabelle5" table:style-name="Tabelle5">
        <table:table-column table:style-name="Tabelle5.A"/>
        <table:table-row table:style-name="TableLine1815003896432">
          <table:table-cell table:style-name="Tabelle5.A1" office:value-type="string">
            <text:h text:style-name="P57" text:outline-level="1"><text:bookmark-start text:name="__RefHeading___Toc448_3307392325"/>Tool Shelf<text:bookmark-end text:name="__RefHeading___Toc448_3307392325"/></text:h>
          </table:table-cell>
        </table:table-row>
      </table:table>
      <text:p text:style-name="P3"/>
      <text:p text:style-name="P3">The Tool Shelf <text:span text:style-name="T8">at the left </text:span>provides you with some panels for quick access to files and bookmarks.</text:p>
      <text:p text:style-name="P3"/>
      <text:h text:style-name="Heading_20_2" text:outline-level="2"><draw:frame draw:style-name="fr2" draw:name="Bild17" text:anchor-type="paragraph" svg:x="14.452cm" svg:y="0.238cm" svg:width="4.23cm" svg:height="3.54cm" draw:z-index="2"><draw:image xlink:href="Pictures/10000000000000F0000000C98BC368B5971405C7.png" xlink:type="simple" xlink:show="embed" xlink:actuate="onLoad" draw:mime-type="image/png"/></draw:frame><text:bookmark-start text:name="__RefHeading___Toc450_3307392325"/><text:soft-page-break/>System Panel<text:bookmark-end text:name="__RefHeading___Toc450_3307392325"/></text:h>
      <text:p text:style-name="P21">Lists your drives.</text:p>
      <text:p text:style-name="P21"/>
      <text:h text:style-name="Heading_20_2" text:outline-level="2"><text:bookmark-start text:name="__RefHeading___Toc452_3307392325"/>System Bookmarks<text:bookmark-end text:name="__RefHeading___Toc452_3307392325"/></text:h>
      <text:p text:style-name="P21"><draw:frame draw:style-name="fr2" draw:name="Bild18" text:anchor-type="paragraph" svg:x="14.452cm" svg:y="0.176cm" svg:width="4.23cm" svg:height="1.76cm" draw:z-index="3"><draw:image xlink:href="Pictures/10000000000000F000000064750217FD15758328.png" xlink:type="simple" xlink:show="embed" xlink:actuate="onLoad" draw:mime-type="image/png"/></draw:frame>Lists some system libraries.</text:p>
      <text:p text:style-name="P21"/>
      <text:h text:style-name="P63" text:outline-level="2"><text:bookmark-start text:name="__RefHeading___Toc454_3307392325"/>Bookmarks<text:bookmark-end text:name="__RefHeading___Toc454_3307392325"/></text:h>
      <text:p text:style-name="P21"><draw:frame draw:style-name="fr2" draw:name="Bild19" text:anchor-type="paragraph" svg:x="14.67cm" svg:y="-0.148cm" svg:width="4.08cm" svg:height="1.03cm" draw:z-index="4"><draw:image xlink:href="Pictures/10000201000000F10000003D0E3CB23AAC7F93F7.png" xlink:type="simple" xlink:show="embed" xlink:actuate="onLoad" draw:mime-type="image/png"/></draw:frame>Add your own bookmarks.<text:span text:style-name="T9"> A direct bookmark towards the Downloads folder for example.</text:span></text:p>
      <text:p text:style-name="P21"><draw:frame draw:style-name="fr1" draw:name="Bild20" text:anchor-type="paragraph" svg:y="0.189cm" svg:width="4.05cm" svg:height="1.69cm" draw:z-index="5"><draw:image xlink:href="Pictures/10000201000000EF00000064645AA08E5DE6967A.png" xlink:type="simple" xlink:show="embed" xlink:actuate="onLoad" draw:mime-type="image/png"/></draw:frame></text:p>
      <text:p text:style-name="P21"/>
      <text:h text:style-name="Heading_20_2" text:outline-level="2"><draw:frame draw:style-name="fr1" draw:name="Bild21" text:anchor-type="paragraph" svg:y="0.838cm" svg:width="4.6cm" svg:height="2.469cm" draw:z-index="6"><draw:image xlink:href="Pictures/10000000000001050000008C265C93855153B409.png" xlink:type="simple" xlink:show="embed" xlink:actuate="onLoad" draw:mime-type="image/png"/></draw:frame><text:bookmark-start text:name="__RefHeading___Toc456_3307392325"/>Recent<text:bookmark-end text:name="__RefHeading___Toc456_3307392325"/></text:h>
      <text:p text:style-name="P21">A list of the recent accessed folders.</text:p>
      <text:p text:style-name="P21">Greyed out folders are not longer existing directories. There is unfortunately no way to remove them from within Bforartists. You would need to do this manually in the History text files in the settings folder.</text:p>
      <text:p text:style-name="P21"><draw:frame draw:style-name="fr2" draw:name="Bild22" text:anchor-type="paragraph" svg:x="11.968cm" svg:y="-0.171cm" svg:width="6.759cm" svg:height="2.469cm" draw:z-index="7"><draw:image xlink:href="Pictures/100002010000018F000000927023EBA1E420544C.png" xlink:type="simple" xlink:show="embed" xlink:actuate="onLoad" draw:mime-type="image/png"/></draw:frame>Under Windows this is the bookmarks.txt file in the Appdata folder.</text:p>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able:table table:name="Tabelle2" table:style-name="Tabelle2">
        <table:table-column table:style-name="Tabelle2.A"/>
        <text:soft-page-break/>
        <table:table-row table:style-name="TableLine1815003888000">
          <table:table-cell table:style-name="Tabelle2.A1" office:value-type="string">
            <text:h text:style-name="P59" text:outline-level="1"><text:bookmark-start text:name="__RefHeading___Toc1004_2205076007"/>S<text:span text:style-name="T7">idebar</text:span><text:bookmark-end text:name="__RefHeading___Toc1004_2205076007"/></text:h>
          </table:table-cell>
        </table:table-row>
      </table:table>
      <text:p text:style-name="Text_20_body"><draw:frame draw:style-name="fr1" draw:name="Bild4" text:anchor-type="paragraph" svg:y="0.236cm" svg:width="4.099cm" svg:height="8.2cm" draw:z-index="20"><draw:image xlink:href="Pictures/10000201000000F2000001E49667EF9812F7063F.png" xlink:type="simple" xlink:show="embed" xlink:actuate="onLoad" draw:mime-type="image/png"/></draw:frame><draw:frame draw:style-name="fr6" draw:name="Bild40" text:anchor-type="char" svg:x="9.596cm" svg:y="0.295cm" svg:width="4.249cm" svg:height="3.3cm" draw:z-index="36"><draw:image xlink:href="Pictures/10000201000000FB000000C34CA745CE4203D479.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6">In the sidebar</text:span> you will<text:span text:style-name="T16"> for example</text:span> find the special Import or Export settings for the current file format. <text:span text:style-name="T16">And here you will also find further settings. loading</text:span> a Blend file you will just see two entries. <text:span text:style-name="T16">When you append from a file then it's a bit more settings. And f</text:span>or file formats like FBX you will find <text:span text:style-name="T16">all the settings for the current file format</text:span>.</text:p>
      <text:p text:style-name="Text_20_body">At the right you see the import dialog for FBX.</text:p>
      <text:p text:style-name="Text_20_body"/>
      <text:p text:style-name="Text_20_body"><draw:frame draw:style-name="fr1" draw:name="Bild23" text:anchor-type="paragraph" svg:y="0.025cm" svg:width="4.08cm" svg:height="1.289cm" draw:z-index="8"><draw:image xlink:href="Pictures/10000201000000F10000004CEEFB107B7D455BBC.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22">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22">With Load UI you can also load script files, which can execute. This is a potential security risk when the file comes from an unknown source.</text:p>
      <text:h text:style-name="Heading_20_2" text:outline-level="2"><draw:frame draw:style-name="fr5" draw:name="Bild41" text:anchor-type="paragraph" svg:y="0.24cm" svg:width="4.08cm" svg:height="4.339cm" draw:z-index="37"><draw:image xlink:href="Pictures/10000201000000F1000001006E8E2E636642D566.png" xlink:type="simple" xlink:show="embed" xlink:actuate="onLoad" draw:mime-type="image/png"/></draw:frame><text:bookmark-start text:name="__RefHeading___Toc1198_478422238"/>Advanced panel<text:bookmark-end text:name="__RefHeading___Toc1198_478422238"/></text:h>
      <text:p text:style-name="P40">When you append from a blend file, then you will find an Advanced panel with further filter settings in the sidebar. This filter allows you to filter the content for exact object types.</text:p>
      <text:p text:style-name="P40"/>
      <text:p text:style-name="P40"/>
      <text:p text:style-name="P23"/>
      <text:p text:style-name="P23"/>
      <text:p text:style-name="P23"/>
      <text:p text:style-name="P23"/>
      <table:table table:name="Tabelle6" table:style-name="Tabelle6">
        <table:table-column table:style-name="Tabelle6.A"/>
        <text:soft-page-break/>
        <table:table-row table:style-name="TableLine1815003889632">
          <table:table-cell table:style-name="Tabelle6.A1" office:value-type="string">
            <text:h text:style-name="P58" text:outline-level="1"><text:bookmark-start text:name="__RefHeading___Toc973_701482943"/>File dialog<text:bookmark-end text:name="__RefHeading___Toc973_701482943"/></text:h>
          </table:table-cell>
        </table:table-row>
      </table:table>
      <text:p text:style-name="P4"/>
      <text:p text:style-name="P5"><draw:frame draw:style-name="fr4" draw:name="Bild24" text:anchor-type="paragraph" svg:width="4.57cm" svg:height="2.99cm" draw:z-index="9"><draw:image xlink:href="Pictures/100002010000021C00000161C5959FEE13B480DB.png" xlink:type="simple" xlink:show="embed" xlink:actuate="onLoad" draw:mime-type="image/png"/></draw:frame>The file dialog is the actual place where your files and directories gets listed.</text:p>
      <text:p text:style-name="P5"/>
      <text:h text:style-name="Heading_20_2" text:outline-level="2"><text:bookmark-start text:name="__RefHeading___Toc845_4142476772"/>Click navigation.<text:bookmark-end text:name="__RefHeading___Toc845_4142476772"/></text:h>
      <text:p text:style-name="P9">Double clicking at a folder enters the folder. To go upwards in the hierarchy see Parent File button in the header.</text:p>
      <text:p text:style-name="P9"/>
      <text:h text:style-name="Heading_20_2" text:outline-level="2"><text:bookmark-start text:name="__RefHeading___Toc847_4142476772"/>Double Click to load<text:bookmark-end text:name="__RefHeading___Toc847_4142476772"/></text:h>
      <text:p text:style-name="P9">Double clicking at a file loads the chosen file when you are in a load dialog. The file dialog will then close.</text:p>
      <text:p text:style-name="P11"/>
      <text:h text:style-name="Heading_20_2" text:outline-level="2"><text:bookmark-start text:name="__RefHeading___Toc849_4142476772"/>Double click to save<text:bookmark-end text:name="__RefHeading___Toc849_4142476772"/></text:h>
      <text:p text:style-name="P9">Double clicking at a file overwrites the chosen file when you are in a save dialog.</text:p>
      <text:p text:style-name="P9">The file dialog will then close.</text:p>
      <text:p text:style-name="P11"/>
      <text:h text:style-name="Heading_20_2" text:outline-level="2"><text:bookmark-start text:name="__RefHeading___Toc851_4142476772"/>Select <text:span text:style-name="T10">and load </text:span>more than one file<text:bookmark-end text:name="__RefHeading___Toc851_4142476772"/></text:h>
      <text:p text:style-name="P9">Holding down shift allows you to select and to load more than one file. </text:p>
      <text:p text:style-name="P9"/>
      <text:h text:style-name="P64" text:outline-level="2"><draw:frame draw:style-name="fr1" draw:name="Bild25" text:anchor-type="paragraph" svg:y="0.517cm" svg:width="3.487cm" svg:height="2.54cm" draw:z-index="27"><draw:image xlink:href="Pictures/100002010000019C0000012CFCF287A90C8807EB.png" xlink:type="simple" xlink:show="embed" xlink:actuate="onLoad" draw:mime-type="image/png"/></draw:frame><text:bookmark-start text:name="__RefHeading___Toc39315_1150587680"/>Box select<text:bookmark-end text:name="__RefHeading___Toc39315_1150587680"/></text:h>
      <text:p text:style-name="P34">You can drag a box around the files by simply left clicking and moving the mouse.</text:p>
      <text:p text:style-name="P10"/>
      <text:p text:style-name="P9"/>
      <text:h text:style-name="Heading_20_2" text:outline-level="2"><text:bookmark-start text:name="__RefHeading___Toc853_4142476772"/>Renaming<text:bookmark-end text:name="__RefHeading___Toc853_4142476772"/></text:h>
      <text:p text:style-name="P9">You can rename files and folders from within this list. Holding down ctrl and clicking at a file enters the edit file name mode.</text:p>
      <text:p text:style-name="P11"/>
      <text:p text:style-name="Horizontal_20_Line"/>
      <text:h text:style-name="Heading_20_2" text:outline-level="2"><draw:frame draw:style-name="fr3" draw:name="Bild9" text:anchor-type="paragraph" svg:x="4.87cm" svg:y="0.058cm" svg:width="13.531cm" svg:height="0.73cm" draw:z-index="22"><draw:image xlink:href="Pictures/100002010000031F0000002B61B0E604D1D5D4BA.png" xlink:type="simple" xlink:show="embed" xlink:actuate="onLoad" draw:mime-type="image/png"/></draw:frame><text:bookmark-start text:name="__RefHeading___Toc855_4142476772"/>File Name<text:bookmark-end text:name="__RefHeading___Toc855_4142476772"/></text:h>
      <text:p text:style-name="P30">The file that you want to load or to save.</text:p>
      <text:h text:style-name="Heading_20_2" text:outline-level="2"><text:bookmark-start text:name="__RefHeading___Toc857_4142476772"/>Open <text:span text:style-name="T11">/ Save</text:span><text:bookmark-end text:name="__RefHeading___Toc857_4142476772"/></text:h>
      <text:p text:style-name="P30">Open or save the current file(s).</text:p>
      <text:h text:style-name="Heading_20_2" text:outline-level="2"><text:bookmark-start text:name="__RefHeading___Toc859_4142476772"/>Cancel<text:bookmark-end text:name="__RefHeading___Toc859_4142476772"/></text:h>
      <text:p text:style-name="P30">Cancel the loading or save process and close the file browser.</text:p>
      <text:p text:style-name="P11"/>
      <text:p text:style-name="P11"><text:soft-page-break/></text:p>
      <table:table table:name="Tabelle4" table:style-name="Tabelle4">
        <table:table-column table:style-name="Tabelle4.A"/>
        <table:table-row table:style-name="TableLine1815003880656">
          <table:table-cell table:style-name="Tabelle4.A1" office:value-type="string">
            <text:h text:style-name="P60" text:outline-level="1"><text:bookmark-start text:name="__RefHeading___Toc861_4142476772"/>Footer<text:span text:style-name="T14"> / Header</text:span><text:bookmark-end text:name="__RefHeading___Toc861_4142476772"/></text:h>
          </table:table-cell>
        </table:table-row>
      </table:table>
      <text:p text:style-name="Text_20_body"/>
      <text:p text:style-name="Text_20_body"><draw:frame draw:style-name="fr2" draw:name="Bild13" text:anchor-type="paragraph" svg:x="14.833cm" svg:y="0.115cm" svg:width="3.829cm" svg:height="0.73cm" draw:z-index="24"><draw:image xlink:href="Pictures/10000201000000E20000002BEC0F5187A32832BD.png" xlink:type="simple" xlink:show="embed" xlink:actuate="onLoad" draw:mime-type="image/png"/></draw:frame><text:span text:style-name="T11">The footer is hidden by default</text:span><text:span text:style-name="T14"> when you call the file browser to load and save scenes and files</text:span><text:span text:style-name="T11">. But contains some more functionality.</text:span><text:span text:style-name="T14">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1" draw:name="Bild14" text:anchor-type="paragraph" svg:y="-0.009cm" svg:width="2.341cm" svg:height="0.469cm" draw:z-index="25"><draw:image xlink:href="Pictures/100002010000008A0000001CA52F117E14EB0022.png" xlink:type="simple" xlink:show="embed" xlink:actuate="onLoad" draw:mime-type="image/png"/></draw:frame>And then you will see the footer bar. Which will reveal two menus. View and Select.</text:p>
      <text:p text:style-name="P5"/>
      <text:h text:style-name="P66" text:outline-level="2"><draw:frame draw:style-name="fr1" draw:name="Bild10" text:anchor-type="paragraph" svg:y="0cm" svg:width="2.469cm" svg:height="2.06cm" draw:z-index="23"><draw:image xlink:href="Pictures/10000201000000920000007A8F92A7F409C143B0.png" xlink:type="simple" xlink:show="embed" xlink:actuate="onLoad" draw:mime-type="image/png"/></draw:frame><text:bookmark-start text:name="__RefHeading___Toc863_4142476772"/>View Menu<text:bookmark-end text:name="__RefHeading___Toc863_4142476772"/></text:h>
      <text:h text:style-name="P68" text:outline-level="3"><text:bookmark-start text:name="__RefHeading___Toc918_2862939489"/>Source List<text:bookmark-end text:name="__RefHeading___Toc918_2862939489"/></text:h>
      <text:p text:style-name="P31">Shows or hides the tool shelf at the left side<text:span text:style-name="T14">.</text:span></text:p>
      <text:h text:style-name="P69" text:outline-level="3"><text:bookmark-start text:name="__RefHeading___Toc1174_2288949416"/>File Path<text:bookmark-end text:name="__RefHeading___Toc1174_2288949416"/></text:h>
      <text:p text:style-name="P44">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4">Centers the selected elements.</text:p>
      <text:p text:style-name="P44"/>
      <text:h text:style-name="P70" text:outline-level="3"><draw:frame draw:style-name="fr1" draw:name="Bild33" text:anchor-type="paragraph" svg:y="0.549cm" svg:width="6.789cm" svg:height="2.66cm" draw:z-index="41"><draw:image xlink:href="Pictures/10000201000001910000009D74A99D99DAFB1C39.png" xlink:type="simple" xlink:show="embed" xlink:actuate="onLoad" draw:mime-type="image/png"/></draw:frame>Area Menu</text:h>
      <text:p text:style-name="P46">Area is a menu with window related settings.</text:p>
      <text:h text:style-name="P71" text:outline-level="4"><text:bookmark-start text:name="__RefHeading___Toc2818_4277969996"/>Horizontal Split<text:bookmark-end text:name="__RefHeading___Toc2818_4277969996"/></text:h>
      <text:p text:style-name="P46">Splits the editor horizontally into two editors.</text:p>
      <text:h text:style-name="P71" text:outline-level="4"><text:bookmark-start text:name="__RefHeading___Toc561_3501098584"/>Vertical Split<text:bookmark-end text:name="__RefHeading___Toc561_3501098584"/></text:h>
      <text:p text:style-name="P46">Splits the editor vertically into two editors.</text:p>
      <text:h text:style-name="P71" text:outline-level="4"><text:bookmark-start text:name="__RefHeading___Toc563_3501098584"/>Duplicate Area into new Window<text:bookmark-end text:name="__RefHeading___Toc563_3501098584"/></text:h>
      <text:p text:style-name="P46">Creates a floating window out of the current editor<text:span text:style-name="T19">.</text:span></text:p>
      <text:h text:style-name="P71" text:outline-level="4"><text:bookmark-start text:name="__RefHeading___Toc565_3501098584"/>Toggle Maximize Area<text:bookmark-end text:name="__RefHeading___Toc565_3501098584"/></text:h>
      <text:p text:style-name="P45">Displays the editor maximized with menus.</text:p>
      <text:p text:style-name="P45">To return to split view press hotkey Ctrl Up Arrow, or reuse the menu item in the View menu.</text:p>
      <text:h text:style-name="Heading_20_3" text:outline-level="3">Close Area</text:h>
      <text:p text:style-name="P47">Closes the area window.</text:p>
      <text:p text:style-name="P12"><text:soft-page-break/></text:p>
      <text:p text:style-name="Horizontal_20_Line"/>
      <text:h text:style-name="Heading_20_2" text:outline-level="2"><draw:frame draw:style-name="fr1" draw:name="Bild15" text:anchor-type="paragraph" svg:y="-0.03cm" svg:width="2.12cm" svg:height="2.06cm" draw:z-index="26"><draw:image xlink:href="Pictures/100002010000007D0000007A219B45342C496855.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3">Allows you to box select files. Note that this is an old obsolete operator.<text:span text:style-name="T12"> You don't need to press the hotkey anymore for box select.</text:span></text:p>
      <text:h text:style-name="Heading_20_3" text:outline-level="3"><text:bookmark-start text:name="__RefHeading___Toc869_4142476772"/>Inverse<text:bookmark-end text:name="__RefHeading___Toc869_4142476772"/></text:h>
      <text:p text:style-name="P33">Inverts the selection.</text:p>
      <text:h text:style-name="Heading_20_3" text:outline-level="3"><text:bookmark-start text:name="__RefHeading___Toc871_4142476772"/>None<text:bookmark-end text:name="__RefHeading___Toc871_4142476772"/></text:h>
      <text:p text:style-name="P33">Select none.</text:p>
      <text:h text:style-name="Heading_20_3" text:outline-level="3"><text:bookmark-start text:name="__RefHeading___Toc873_4142476772"/>All<text:bookmark-end text:name="__RefHeading___Toc873_4142476772"/></text:h>
      <text:p text:style-name="P33">Select all.</text:p>
      <text:p text:style-name="P38"/>
      <table:table table:name="Tabelle7" table:style-name="Tabelle7">
        <table:table-column table:style-name="Tabelle7.A"/>
        <table:table-row table:style-name="TableLine1815003882832">
          <table:table-cell table:style-name="Tabelle7.A1" office:value-type="string">
            <text:h text:style-name="P61" text:outline-level="1"><text:bookmark-start text:name="__RefHeading___Toc2761_1335158932"/>Files context menu<text:bookmark-end text:name="__RefHeading___Toc2761_1335158932"/></text:h>
          </table:table-cell>
        </table:table-row>
      </table:table>
      <text:p text:style-name="P38"/>
      <text:p text:style-name="P38"><draw:frame draw:style-name="fr1" draw:name="Bild26" text:anchor-type="paragraph" svg:y="0.014cm" svg:width="3.35cm" svg:height="5.761cm" draw:z-index="29"><draw:image xlink:href="Pictures/10000201000000C600000154AF29747A9BA8B14A.png" xlink:type="simple" xlink:show="embed" xlink:actuate="onLoad" draw:mime-type="image/png"/></draw:frame>When you right click into the view then a files context menu opens. This menu comes from the File browser, and contains a few menu items that are not vaild for the asset browser. Like create a folder.</text:p>
      <text:h text:style-name="P65" text:outline-level="2"><text:bookmark-start text:name="__RefHeading___Toc2763_1335158932"/>Back <text:bookmark-end text:name="__RefHeading___Toc2763_1335158932"/></text:h>
      <text:p text:style-name="P37">Go to previous folder.</text:p>
      <text:h text:style-name="P65" text:outline-level="2"><text:bookmark-start text:name="__RefHeading___Toc2765_1335158932"/>Forward<text:bookmark-end text:name="__RefHeading___Toc2765_1335158932"/></text:h>
      <text:p text:style-name="P37">Go to next folder.</text:p>
      <text:h text:style-name="P65" text:outline-level="2"><text:bookmark-start text:name="__RefHeading___Toc2767_1335158932"/>Go to Parent<text:bookmark-end text:name="__RefHeading___Toc2767_1335158932"/></text:h>
      <text:p text:style-name="P37">Go upwards the hierarchy by one.</text:p>
      <text:h text:style-name="P65" text:outline-level="2"><text:bookmark-start text:name="__RefHeading___Toc2769_1335158932"/>Refresh<text:bookmark-end text:name="__RefHeading___Toc2769_1335158932"/></text:h>
      <text:p text:style-name="P37">Refresh the file list.</text:p>
      <text:h text:style-name="P65" text:outline-level="2"><text:bookmark-start text:name="__RefHeading___Toc2771_1335158932"/>Increase Number<text:bookmark-end text:name="__RefHeading___Toc2771_1335158932"/></text:h>
      <text:p text:style-name="P37">Increases the number at the selected data file in the file name edit box.</text:p>
      <text:h text:style-name="P65" text:outline-level="2"><text:bookmark-start text:name="__RefHeading___Toc2773_1335158932"/><text:soft-page-break/>Decrease Number<text:bookmark-end text:name="__RefHeading___Toc2773_1335158932"/></text:h>
      <text:p text:style-name="P37">Decreases the number at the selected data file in the file name edit box.</text:p>
      <text:h text:style-name="P65" text:outline-level="2"><text:bookmark-start text:name="__RefHeading___Toc2775_1335158932"/>Rename<text:bookmark-end text:name="__RefHeading___Toc2775_1335158932"/></text:h>
      <text:p text:style-name="P37">Rename the selected item.</text:p>
      <text:h text:style-name="P65" text:outline-level="2"><text:bookmark-start text:name="__RefHeading___Toc2777_1335158932"/>Delete<text:bookmark-end text:name="__RefHeading___Toc2777_1335158932"/></text:h>
      <text:p text:style-name="P37">Delete the selected item.</text:p>
      <text:h text:style-name="P65" text:outline-level="2"><text:bookmark-start text:name="__RefHeading___Toc2779_1335158932"/>New Folder<text:bookmark-end text:name="__RefHeading___Toc2779_1335158932"/></text:h>
      <text:p text:style-name="P37">Add a new folder.</text:p>
      <text:h text:style-name="P65" text:outline-level="2"><text:bookmark-start text:name="__RefHeading___Toc2781_1335158932"/>Add Bookmark<text:bookmark-end text:name="__RefHeading___Toc2781_1335158932"/></text:h>
      <text:p text:style-name="P37">Adds a bookmark in the file browser tool shelf in the <text:span text:style-name="T20">Bookmark</text:span> panel.</text:p>
      <text:h text:style-name="P65" text:outline-level="2"><draw:frame draw:style-name="fr1" draw:name="Bild29" text:anchor-type="paragraph" svg:y="-0.009cm" svg:width="6.5cm" svg:height="1.169cm" draw:z-index="32"><draw:image xlink:href="Pictures/1000020100000180000000451E3E6762D173B731.png" xlink:type="simple" xlink:show="embed" xlink:actuate="onLoad" draw:mime-type="image/png"/></draw:frame><text:bookmark-start text:name="__RefHeading___Toc2783_1335158932"/>Display Mode<text:bookmark-end text:name="__RefHeading___Toc2783_1335158932"/></text:h>
      <text:p text:style-name="P37">Display the content as a list or as icons.</text:p>
      <text:h text:style-name="P65" text:outline-level="2"><draw:frame draw:style-name="fr1" draw:name="Bild27" text:anchor-type="paragraph" svg:y="-0.009cm" svg:width="6.481cm" svg:height="1.559cm" draw:z-index="30"><draw:image xlink:href="Pictures/100002010000017F0000005CCB98ACBA13CEAE1F.png" xlink:type="simple" xlink:show="embed" xlink:actuate="onLoad" draw:mime-type="image/png"/></draw:frame><text:bookmark-start text:name="__RefHeading___Toc2785_1335158932"/>Display Size<text:bookmark-end text:name="__RefHeading___Toc2785_1335158932"/></text:h>
      <text:p text:style-name="P32">Set the display size of the file browser to four predefined sizes.</text:p>
      <text:h text:style-name="P65" text:outline-level="2"><text:bookmark-start text:name="__RefHeading___Toc922_28629394891"/>Recursion<text:bookmark-end text:name="__RefHeading___Toc922_28629394891"/></text:h>
      <text:p text:style-name="P20"><draw:frame draw:style-name="fr1" draw:name="Bild28" text:anchor-type="paragraph" svg:y="-0.03cm" svg:width="6.519cm" svg:height="1.619cm" draw:z-index="31"><draw:image xlink:href="Pictures/100002010000018100000060713725F86ED08784.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P65" text:outline-level="2"><draw:frame draw:style-name="fr1" draw:name="Bild38" text:anchor-type="paragraph" svg:y="-0.03cm" svg:width="6.549cm" svg:height="1.619cm" draw:z-index="33"><draw:image xlink:href="Pictures/1000020100000183000000607CC33AF2CC056D67.png" xlink:type="simple" xlink:show="embed" xlink:actuate="onLoad" draw:mime-type="image/png"/></draw:frame><text:bookmark-start text:name="__RefHeading___Toc2787_1335158932"/>Sort<text:bookmark-end text:name="__RefHeading___Toc2787_1335158932"/></text:h>
      <text:p text:style-name="P37">Sort the content by the chosen method.</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7</text:span> Editors - File browser</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6H37M18S</meta:editing-duration>
    <meta:editing-cycles>52</meta:editing-cycles>
    <meta:generator>LibreOffice/7.0.4.2$Windows_X86_64 LibreOffice_project/dcf040e67528d9187c66b2379df5ea4407429775</meta:generator>
    <dc:date>2021-09-27T11:52:25.839000000</dc:date>
    <meta:document-statistic meta:table-count="8" meta:image-count="42" meta:object-count="0" meta:page-count="12" meta:paragraph-count="243" meta:word-count="1749" meta:character-count="9547" meta:non-whitespace-character-count="8033"/>
    <meta:template xlink:type="simple" xlink:actuate="onRequest" xlink:title="standard1cm" xlink:href="../../../../AppData/Roaming/LibreOffice/4/user/template/standard1cm.ott" meta:date="2016-03-29T10:01:38.967000000"/>
  </office:meta>
</office:document-meta>
</file>